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lientQueryResult.getColumnNam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lientQueryResult.getNod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lientQueryResult.ClientQueryResult( Session session , RemoteQueryResult remote , LocalAdapterFactory 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lientQueryResult.getRow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